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.302cm" fo:margin-bottom="0.549cm" loext:contextual-spacing="false" fo:line-height="100%"/>
      <style:text-properties fo:font-size="10.5pt" style:font-size-asian="10.5pt" style:font-size-complex="10.5pt"/>
    </style:style>
    <style:style style:name="P2" style:family="paragraph" style:parent-style-name="Text_20_body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3" style:family="paragraph" style:parent-style-name="Text_20_body" style:list-style-name="L2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4" style:family="paragraph" style:parent-style-name="Text_20_body" style:list-style-name="L3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5" style:family="paragraph" style:parent-style-name="Text_20_body" style:list-style-name="L4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6" style:family="paragraph" style:parent-style-name="Text_20_body" style:list-style-name="L5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7" style:family="paragraph" style:parent-style-name="Text_20_body" style:list-style-name="L6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8" style:family="paragraph" style:parent-style-name="Text_20_body" style:list-style-name="L7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9" style:family="paragraph" style:parent-style-name="Text_20_body">
      <style:paragraph-properties fo:margin-top="0.101cm" fo:margin-bottom="0.199cm" loext:contextual-spacing="false" fo:line-height="100%"/>
      <style:text-properties fo:font-size="10.5pt" officeooo:rsid="001469e9" officeooo:paragraph-rsid="001469e9" style:font-size-asian="10.5pt" style:font-size-complex="10.5pt"/>
    </style:style>
    <style:style style:name="T1" style:family="text">
      <style:text-properties fo:color="#000000" style:font-name="Verdana" fo:font-size="26pt" style:font-size-asian="26pt"/>
    </style:style>
    <style:style style:name="T2" style:family="text">
      <style:text-properties fo:color="#000000" style:font-name="Verdana" fo:font-size="22pt" style:font-size-asian="22pt"/>
    </style:style>
    <style:style style:name="T3" style:family="text">
      <style:text-properties fo:color="#000000" style:font-name="Verdana" fo:font-size="30pt" style:font-size-asian="30pt"/>
    </style:style>
    <style:style style:name="T4" style:family="text">
      <style:text-properties fo:font-weight="normal" style:font-weight-asian="normal"/>
    </style:style>
    <style:style style:name="T5" style:family="text">
      <style:text-properties fo:font-weight="normal" officeooo:rsid="001469e9" style:font-weight-asian="normal"/>
    </style:style>
    <style:style style:name="T6" style:family="text">
      <style:text-properties style:font-name="Verdana" fo:font-size="29pt" style:font-size-asian="29pt"/>
    </style:style>
    <style:style style:name="T7" style:family="text">
      <style:text-properties style:font-name="Verdana" fo:font-size="24pt" style:font-size-asian="24pt"/>
    </style:style>
    <style:style style:name="T8" style:family="text">
      <style:text-properties style:font-name="Verdana" fo:font-size="30pt" style:font-size-asian="30pt"/>
    </style:style>
    <style:style style:name="T9" style:family="text">
      <style:text-properties officeooo:rsid="0011e0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ruttura Codice</text:p>
      <text:list xml:id="list3026012367816776045" text:style-name="L2">
        <text:list-item>
          <text:p text:style-name="P3">package</text:p>
        </text:list-item>
        <text:list-item>
          <text:p text:style-name="P3">imports</text:p>
        </text:list-item>
        <text:list-item>
          <text:p text:style-name="P3">classpath</text:p>
        </text:list-item>
      </text:list>
      <text:p text:style-name="P2">Ereditarietà</text:p>
      <text:p text:style-name="P2"><text:span text:style-name="T9">Classi, oggeti, i</text:span>nterfacce e classi astratte</text:p>
      <text:p text:style-name="P2">Visibilità</text:p>
      <text:p text:style-name="P2">Linguaggi<text:span text:style-name="T9">o</text:span></text:p>
      <text:list xml:id="list9130430956130973173" text:style-name="L3">
        <text:list-item>
          <text:p text:style-name="P4">La Sintassi</text:p>
        </text:list-item>
        <text:list-item>
          <text:p text:style-name="P4">Controlli di Flusso</text:p>
        </text:list-item>
        <text:list-item>
          <text:p text:style-name="P4">Array</text:p>
        </text:list-item>
        <text:list-item>
          <text:p text:style-name="P4">Enum</text:p>
        </text:list-item>
        <text:list-item>
          <text:p text:style-name="P4">Annotations</text:p>
        </text:list-item>
      </text:list>
      <text:p text:style-name="P2">La libreria Math</text:p>
      <text:p text:style-name="P2">La classe Object</text:p>
      <text:p text:style-name="P2">Stringhe</text:p>
      <text:p text:style-name="P2">Date</text:p>
      <text:p text:style-name="P2">Collections</text:p>
      <text:p text:style-name="P2">Iterator</text:p>
      <text:p text:style-name="P2">Foreach</text:p>
      <text:p text:style-name="P2">Generics</text:p>
      <text:p text:style-name="P2">Map</text:p>
      <text:p text:style-name="P2">Le Eccezioni</text:p>
      <text:list xml:id="list6303672923058956507" text:style-name="L4">
        <text:list-item>
          <text:p text:style-name="P5">La gestione degli errori</text:p>
        </text:list-item>
        <text:list-item>
          <text:p text:style-name="P5">Checked e unchecked</text:p>
        </text:list-item>
        <text:list-item>
          <text:p text:style-name="P5">Eccezioni ed ereditarietà</text:p>
        </text:list-item>
      </text:list>
      <text:p text:style-name="P2">JavaDoc</text:p>
      <text:list xml:id="list3699275698584172852" text:style-name="L5">
        <text:list-item>
          <text:p text:style-name="P6">Sintassi</text:p>
        </text:list-item>
        <text:list-item>
          <text:p text:style-name="P6">Esempio</text:p>
        </text:list-item>
      </text:list>
      <text:p text:style-name="P2"><text:span text:style-name="T9">IO</text:span></text:p>
      <text:list xml:id="list1838876527615551077" text:style-name="L6">
        <text:list-item>
          <text:p text:style-name="P7">Stream</text:p>
        </text:list-item>
        <text:list-item>
          <text:p text:style-name="P7">Serializzazione</text:p>
        </text:list-item>
      </text:list>
      <text:p text:style-name="P9"><text:span text:style-name="T4">JUNIT</text:span></text:p>
      <text:p text:style-name="P9"><text:span text:style-name="T4">MAVEN</text:span></text:p>
      <text:p text:style-name="P2">JDBC</text:p>
      <text:list xml:id="list3019838499143610503" text:style-name="L7">
        <text:list-item>
          <text:p text:style-name="P8">Usare JDBC<text:span text:style-name="T4"> </text:span><text:span text:style-name="T5">e </text:span>Connessione al DataBase</text:p>
        </text:list-item>
        <text:list-item>
          <text:p text:style-name="P8">Tipi di query</text:p>
        </text:list-item>
        <text:list-item>
          <text:p text:style-name="P8">ResultSet</text:p>
        </text:list-item>
        <text:list-item>
          <text:p text:style-name="P8">Eccezioni</text:p>
        </text:list-item>
        <text:list-item>
          <text:p text:style-name="P8">Tipi di dat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e morlini</meta:initial-creator>
    <meta:creation-date>2018-05-24T10:45:42.509823831</meta:creation-date>
    <dc:date>2018-05-24T11:55:00.493353575</dc:date>
    <dc:creator>gabriele morlini</dc:creator>
    <meta:editing-duration>PT1H9M17S</meta:editing-duration>
    <meta:editing-cycles>3</meta:editing-cycles>
    <meta:generator>LibreOffice/5.1.6.2$Linux_X86_64 LibreOffice_project/10m0$Build-2</meta:generator>
    <meta:printed-by>gabriele morlini</meta:printed-by>
    <meta:print-date>2018-05-24T11:33:04.078555336</meta:print-date>
    <meta:document-statistic meta:table-count="0" meta:image-count="0" meta:object-count="0" meta:page-count="1" meta:paragraph-count="40" meta:word-count="90" meta:character-count="484" meta:non-whitespace-character-count="454"/>
  </office:meta>
</office:document-meta>
</file>